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1.741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fo:min-height="13.941cm"/>
    </style:style>
    <style:style style:name="pr7" style:family="presentation" style:parent-style-name="Standard-title">
      <style:graphic-properties fo:min-height="1.763cm"/>
    </style:style>
    <style:style style:name="pr8" style:family="presentation" style:parent-style-name="Standard-subtitle">
      <style:graphic-properties fo:min-height="15.437cm"/>
    </style:style>
    <style:style style:name="pr9" style:family="presentation" style:parent-style-name="Standard-title">
      <style:graphic-properties fo:min-height="2.763cm"/>
    </style:style>
    <style:style style:name="pr10" style:family="presentation" style:parent-style-name="Standard-subtitle">
      <style:graphic-properties fo:min-height="14.329cm"/>
    </style:style>
    <style:style style:name="pr11" style:family="presentation" style:parent-style-name="Standard-subtitle">
      <style:graphic-properties fo:min-height="12.278cm"/>
    </style:style>
    <style:style style:name="pr12" style:family="presentation" style:parent-style-name="Standard-subtitle">
      <style:graphic-properties fo:min-height="18.229cm"/>
    </style:style>
    <style:style style:name="pr13" style:family="presentation" style:parent-style-name="Standard-subtitle">
      <style:graphic-properties fo:min-height="12.179cm"/>
    </style:style>
    <style:style style:name="pr14" style:family="presentation" style:parent-style-name="Standard-subtitle">
      <style:graphic-properties fo:min-height="19.8cm"/>
    </style:style>
    <style:style style:name="pr15" style:family="presentation" style:parent-style-name="Standard-title">
      <style:graphic-properties fo:min-height="1.563cm"/>
    </style:style>
    <style:style style:name="pr16" style:family="presentation" style:parent-style-name="Standard-subtitle">
      <style:graphic-properties fo:min-height="15.125cm"/>
    </style:style>
    <style:style style:name="pr17" style:family="presentation" style:parent-style-name="Standard-title">
      <style:graphic-properties fo:min-height="3.163cm"/>
    </style:style>
    <style:style style:name="pr18" style:family="presentation" style:parent-style-name="Standard-subtitle">
      <style:graphic-properties fo:min-height="20cm"/>
    </style:style>
    <style:style style:name="pr19" style:family="presentation" style:parent-style-name="Standard-title">
      <style:graphic-properties fo:min-height="1.963cm"/>
    </style:style>
    <style:style style:name="pr20" style:family="presentation" style:parent-style-name="Standard-subtitle">
      <style:graphic-properties fo:min-height="17.4cm"/>
    </style:style>
    <style:style style:name="pr21" style:family="presentation" style:parent-style-name="Standard-title">
      <style:graphic-properties fo:min-height="1.363cm"/>
    </style:style>
    <style:style style:name="pr22" style:family="presentation" style:parent-style-name="Standard-subtitle">
      <style:graphic-properties fo:min-height="18.213cm"/>
    </style:style>
    <style:style style:name="pr23" style:family="presentation" style:parent-style-name="Standard-subtitle">
      <style:graphic-properties fo:min-height="17.361cm"/>
    </style:style>
    <style:style style:name="pr24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0pt" style:font-size-asian="200pt" style:font-size-complex="20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style:text-properties fo:font-size="32pt" fo:font-weight="bold" style:font-size-asian="32pt" style:font-weight-asian="bold" style:font-size-complex="32pt" style:font-weight-complex="bold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style:text-properties fo:font-size="21pt" style:font-size-asian="21pt" style:font-size-complex="21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00pt" style:font-size-asian="200pt" style:font-size-complex="20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3333ff" fo:font-weight="bold" style:font-weight-asian="bold" style:font-weight-complex="bold"/>
    </style:style>
    <style:style style:name="T5" style:family="text">
      <style:text-properties style:use-window-font-color="true" fo:font-weight="bold" style:font-weight-asian="bold" style:font-weight-complex="bold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3333ff" fo:font-size="24pt" style:font-size-asian="24pt" style:font-size-complex="24pt"/>
    </style:style>
    <style:style style:name="T9" style:family="text">
      <style:text-properties fo:color="#0000ff" fo:font-size="24pt" style:font-size-asian="24pt" style:font-size-complex="24pt"/>
    </style:style>
    <style:style style:name="T10" style:family="text">
      <style:text-properties fo:color="#000099" fo:font-size="24pt" style:font-size-asian="24pt" style:font-size-complex="24pt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color="#006600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8" style:family="text">
      <style:text-properties fo:font-size="22pt" fo:text-shadow="none" fo:font-weight="bold" style:font-size-asian="22pt" style:font-weight-asian="bold" style:font-size-complex="22pt" style:font-weight-complex="bold"/>
    </style:style>
    <style:style style:name="T19" style:family="text">
      <style:text-properties fo:font-size="22pt" fo:text-shadow="none" fo:font-weight="normal" style:font-size-asian="22pt" style:font-weight-asian="normal" style:font-size-complex="22pt" style:font-weight-complex="normal"/>
    </style:style>
    <style:style style:name="T20" style:family="text">
      <style:text-properties fo:color="#006600" fo:font-size="22pt" fo:font-style="italic" style:text-underline-style="none" style:font-size-asian="22pt" style:font-style-asian="italic" style:font-size-complex="22pt" style:font-style-complex="italic"/>
    </style:style>
    <style:style style:name="T21" style:family="text">
      <style:text-properties fo:font-size="22pt" fo:font-style="italic" style:text-underline-style="none" style:font-size-asian="22pt" style:font-style-asian="italic" style:font-size-complex="22pt" style:font-style-complex="italic"/>
    </style:style>
    <style:style style:name="T22" style:family="text">
      <style:text-properties fo:font-size="22pt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fo:color="#000099" fo:font-size="22pt" style:text-underline-style="none" fo:font-weight="normal" style:font-size-asian="22pt" style:font-weight-asian="normal" style:font-size-complex="22pt" style:font-weight-complex="normal"/>
    </style:style>
    <style:style style:name="T24" style:family="text">
      <style:text-properties fo:color="#000099" fo:font-size="22pt" fo:font-style="italic" style:font-size-asian="22pt" style:font-style-asian="italic" style:font-size-complex="22pt" style:font-style-complex="italic"/>
    </style:style>
    <style:style style:name="T25" style:family="text">
      <style:text-properties fo:font-size="22pt" fo:font-weight="bold" style:font-size-asian="22pt" style:font-weight-asian="bold" style:font-size-complex="22pt" style:font-weight-complex="bold"/>
    </style:style>
    <style:style style:name="T26" style:family="text">
      <style:text-properties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color="#3333ff" fo:font-size="20pt" style:font-size-asian="20pt" style:font-size-complex="20pt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6600" fo:font-size="20pt" style:font-size-asian="20pt" style:font-size-complex="20pt"/>
    </style:style>
    <style:style style:name="T31" style:family="text">
      <style:text-properties fo:color="#666666" fo:font-size="20pt" style:font-size-asian="20pt" style:font-size-complex="20pt"/>
    </style:style>
    <style:style style:name="T32" style:family="text">
      <style:text-properties fo:color="#000099" fo:font-size="20pt" style:font-size-asian="20pt" style:font-size-complex="20pt"/>
    </style:style>
    <style:style style:name="T33" style:family="text">
      <style:text-properties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fo:color="#3333ff" fo:font-size="22pt" style:font-size-asian="22pt" style:font-size-complex="22pt"/>
    </style:style>
    <style:style style:name="T35" style:family="text">
      <style:text-properties fo:color="#006600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6600" fo:font-size="22pt" style:font-size-asian="22pt" style:font-size-complex="22pt"/>
    </style:style>
    <style:style style:name="T37" style:family="text">
      <style:text-properties fo:color="#666666" fo:font-size="22pt" style:font-size-asian="22pt" style:font-size-complex="22pt"/>
    </style:style>
    <style:style style:name="T38" style:family="text">
      <style:text-properties fo:color="#006600" fo:font-size="18pt" style:font-size-asian="18pt" style:font-size-complex="18pt"/>
    </style:style>
    <style:style style:name="T39" style:family="text">
      <style:text-properties fo:font-size="18pt" fo:font-weight="bold" style:font-size-asian="18pt" style:font-weight-asian="bold" style:font-size-complex="18pt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color="#666666" fo:font-size="18pt" style:font-size-asian="18pt" style:font-size-complex="18pt"/>
    </style:style>
    <style:style style:name="T42" style:family="text">
      <style:text-properties fo:color="#000099" fo:font-size="22pt" style:font-size-asian="22pt" style:font-size-complex="22pt"/>
    </style:style>
    <style:style style:name="T4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4" style:family="text">
      <style:text-properties fo:color="#006600" fo:font-size="16pt" style:font-size-asian="16pt" style:font-size-complex="16pt"/>
    </style:style>
    <style:style style:name="T45" style:family="text">
      <style:text-properties fo:color="#000099" fo:font-size="21pt" style:font-size-asian="21pt" style:font-size-complex="21pt"/>
    </style:style>
    <style:style style:name="T46" style:family="text">
      <style:text-properties fo:font-size="21pt" style:font-size-asian="21pt" style:font-size-complex="21pt"/>
    </style:style>
    <style:style style:name="T47" style:family="text">
      <style:text-properties fo:font-size="21pt" fo:font-weight="bold" style:font-size-asian="21pt" style:font-weight-asian="bold" style:font-size-complex="21pt" style:font-weight-complex="bold"/>
    </style:style>
    <style:style style:name="T48" style:family="text">
      <style:text-properties fo:color="#006600" fo:font-size="21pt" style:font-size-asian="21pt" style:font-size-complex="21pt"/>
    </style:style>
    <style:style style:name="T49" style:family="text">
      <style:text-properties fo:color="#333333" fo:font-size="21pt" style:font-size-asian="21pt" style:font-size-complex="21pt"/>
    </style:style>
    <style:style style:name="T50" style:family="text">
      <style:text-properties fo:color="#666666" fo:font-size="21pt" style:font-size-asian="21pt" style:font-size-complex="21pt"/>
    </style:style>
    <style:style style:name="T51" style:family="text">
      <style:text-properties fo:font-size="32pt" style:font-size-asian="32pt" style:font-size-complex="32pt"/>
    </style:style>
    <style:style style:name="T52" style:family="text">
      <style:text-properties fo:color="#000099" fo:font-size="16pt" style:font-size-asian="16pt" style:font-size-complex="16pt"/>
    </style:style>
    <style:style style:name="T53" style:family="text">
      <style:text-properties fo:font-size="16pt" style:font-size-asian="16pt" style:font-size-complex="16pt"/>
    </style:style>
    <style:style style:name="T54" style:family="text">
      <style:text-properties fo:font-size="16pt" fo:font-weight="bold" style:font-size-asian="16pt" style:font-weight-asian="bold" style:font-size-complex="16pt" style:font-weight-complex="bold"/>
    </style:style>
    <style:style style:name="T5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dic Template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<text:span text:style-name="T1">”</text:span><text:span text:style-name="T1">Variadic templates are complicated, boring and all I know is that they are used to implement std::tuple!”</text:span></text:p>
            <text:p/>
            <text:p><text:span text:style-name="T1">”</text:span><text:span text:style-name="T1">Are they really worth my time?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2">Yes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d here is why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Thanks to variadic templates, programming new features using templates has become easier, clearer &amp; more memory-efficient.</text:p>
            <text:p/>
            <text:p>I will try to illustrate this with some real use examples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1.741cm" svg:x="1.4cm" svg:y="0.748cm" presentation:class="title" presentation:user-transformed="true">
          <draw:text-box>
            <text:p>But first an agenda:</text:p>
          </draw:text-box>
        </draw:frame>
        <draw:frame presentation:style-name="pr5" draw:layer="layout" svg:width="25.199cm" svg:height="17cm" svg:x="1.4cm" svg:y="3cm" presentation:class="outline" presentation:user-transformed="true">
          <draw:text-box>
            <text:list text:style-name="L2">
              <text:list-item>
                <text:p>What is a variadic template?</text:p>
              </text:list-item>
              <text:list-item>
                <text:p><text:s/>Parameter packs</text:p>
              </text:list-item>
              <text:list-item>
                <text:p><text:s/>sizeof...</text:p>
              </text:list-item>
              <text:list-item>
                <text:p><text:s/>make_unique</text:p>
              </text:list-item>
              <text:list-item>
                <text:p><text:s/>emplace_back</text:p>
              </text:list-item>
              <text:list-item>
                <text:p><text:s/>Unpacking parameters</text:p>
              </text:list-item>
              <text:list-item>
                <text:p><text:s/>tprintf</text:p>
              </text:list-item>
              <text:list-item>
                <text:p><text:s/>Delega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Variadic template</text:span></text:p>
          </draw:text-box>
        </draw:frame>
        <draw:frame presentation:style-name="pr6" draw:text-style-name="P4" draw:layer="layout" svg:width="25.199cm" svg:height="13.941cm" svg:x="1.4cm" svg:y="4.033cm" presentation:class="subtitle" presentation:user-transformed="true">
          <draw:text-box>
            <text:p text:style-name="P4"><text:span text:style-name="T1">Template, which can take an arbitrary number of template arguments of any type.</text:span></text:p>
            <text:p text:style-name="P4"/>
            <text:p text:style-name="P4"><text:span text:style-name="T4">template</text:span>&lt;<text:span text:style-name="T4">typename</text:span>... <text:span text:style-name="T3">Arguments</text:span>&gt;</text:p>
            <text:p text:style-name="P4"><text:span text:style-name="T4">class</text:span> <text:span text:style-name="T5">VariadicTemplate</text:span>;</text:p>
            <text:p text:style-name="P4"/>
            <text:p text:style-name="P4"/>
            <text:p text:style-name="P4"><text:span text:style-name="T6">VariadicTemplate</text:span><text:span text:style-name="T7">&lt;</text:span><text:span text:style-name="T8">double</text:span><text:span text:style-name="T7">, </text:span><text:span text:style-name="T8">float</text:span><text:span text:style-name="T7">&gt; instance;</text:span></text:p>
            <text:p text:style-name="P4"><text:span text:style-name="T6">VariadicTemplate</text:span><text:span text:style-name="T7">&lt;</text:span><text:span text:style-name="T8">bool</text:span><text:span text:style-name="T7">, </text:span><text:span text:style-name="T8">unsigned</text:span><text:span text:style-name="T7"> </text:span><text:span text:style-name="T9">short</text:span><text:span text:style-name="T7"> </text:span><text:span text:style-name="T8">int</text:span><text:span text:style-name="T7">, </text:span><text:span text:style-name="T8">long</text:span><text:span text:style-name="T7">&gt; instance;</text:span></text:p>
            <text:p text:style-name="P4"><text:span text:style-name="T6">VariadicTemplate</text:span><text:span text:style-name="T7">&lt;</text:span><text:span text:style-name="T8">char</text:span><text:span text:style-name="T7">, std::vector&lt;</text:span><text:span text:style-name="T8">int</text:span><text:span text:style-name="T7">&gt;, std::string, std::string, std::vector&lt;</text:span><text:span text:style-name="T10">long long</text:span><text:span text:style-name="T7">&gt;&gt; instance;</text:span></text:p>
            <text:p text:style-name="P4"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7" draw:text-style-name="P5" draw:layer="layout" svg:width="25.199cm" svg:height="1.763cm" svg:x="1.4cm" svg:y="0.837cm" presentation:class="title" presentation:user-transformed="true">
          <draw:text-box>
            <text:p><text:span text:style-name="T11">Parameter pack</text:span></text:p>
          </draw:text-box>
        </draw:frame>
        <draw:frame presentation:style-name="pr8" draw:layer="layout" svg:width="25.199cm" svg:height="15.437cm" svg:x="1.4cm" svg:y="2.427cm" presentation:class="subtitle" presentation:user-transformed="true">
          <draw:text-box>
            <text:p><text:span text:style-name="T8">template</text:span><text:span text:style-name="T7">&lt;</text:span><text:span text:style-name="T8">class</text:span><text:span text:style-name="T7"> ... </text:span><text:span text:style-name="T6">Types</text:span><text:span text:style-name="T7">&gt; </text:span><text:span text:style-name="T8">void</text:span><text:span text:style-name="T7"> </text:span><text:span text:style-name="T6">f</text:span><text:span text:style-name="T7">(</text:span><text:span text:style-name="T6">Types</text:span><text:span text:style-name="T7"> ... args);</text:span></text:p>
            <text:p><text:span text:style-name="T7"/></text:p>
            <text:p><text:span text:style-name="T8">template</text:span><text:span text:style-name="T7">&lt;</text:span><text:span text:style-name="T8">class</text:span><text:span text:style-name="T7">... </text:span><text:span text:style-name="T6">Mixins</text:span><text:span text:style-name="T7">&gt;</text:span></text:p>
            <text:p><text:span text:style-name="T8">class</text:span><text:span text:style-name="T7"> </text:span><text:span text:style-name="T6">X</text:span><text:span text:style-name="T7"> : </text:span><text:span text:style-name="T8">public</text:span><text:span text:style-name="T7"> </text:span><text:span text:style-name="T6">Mixins</text:span><text:span text:style-name="T7">... {</text:span></text:p>
            <text:p><text:span text:style-name="T7"><text:s/></text:span><text:span text:style-name="T8">public</text:span><text:span text:style-name="T7">:</text:span></text:p>
            <text:p><text:span text:style-name="T7"><text:s text:c="4"/></text:span><text:span text:style-name="T6">X</text:span><text:span text:style-name="T7">(</text:span><text:span text:style-name="T8">const</text:span><text:span text:style-name="T7"> </text:span><text:span text:style-name="T6">Mixins</text:span><text:span text:style-name="T7">&amp;... mixins) : </text:span><text:span text:style-name="T6">Mixins</text:span><text:span text:style-name="T7">(mixins)... { }</text:span></text:p>
            <text:p><text:span text:style-name="T7">};</text:span></text:p>
            <text:p><text:span text:style-name="T7"/></text:p>
            <text:p><text:span text:style-name="T12">f</text:span><text:span text:style-name="T13">(&amp;args...); </text:span><text:span text:style-name="T14"><text:s text:c="7"/></text:span><text:span text:style-name="T15">//</text:span><text:span text:style-name="T16"> <text:s/></text:span><text:span text:style-name="T17">f</text:span><text:span text:style-name="T16">(&amp;E1, &amp;E2, &amp;E3)</text:span></text:p>
            <text:p><text:span text:style-name="T12">f</text:span><text:span text:style-name="T13">(n, ++args...); </text:span><text:span text:style-name="T14"><text:s/></text:span><text:span text:style-name="T15">//</text:span><text:span text:style-name="T16"> <text:s/></text:span><text:span text:style-name="T17">f</text:span><text:span text:style-name="T16">(n, ++E1, ++E2, ++E3);</text:span></text:p>
            <text:p><text:span text:style-name="T18">f</text:span><text:span text:style-name="T19">(++args..., n);</text:span><text:span text:style-name="T14"> <text:s/></text:span><text:span text:style-name="T20">//</text:span><text:span text:style-name="T21"> </text:span><text:span text:style-name="T22">f</text:span><text:span text:style-name="T21">(++E1, ++E2, ++E3, n);</text:span></text:p>
            <text:p><text:span text:style-name="T14"/></text:p>
            <text:p><text:span text:style-name="T12">f</text:span><text:span text:style-name="T13">(</text:span><text:span text:style-name="T23">const_cast</text:span><text:span text:style-name="T13">&lt;</text:span><text:span text:style-name="T23">const</text:span><text:span text:style-name="T13"> Args*&gt;(&amp;args)...);</text:span><text:span text:style-name="T14"> </text:span><text:span text:style-name="T15">//</text:span><text:span text:style-name="T16"> f(</text:span><text:span text:style-name="T24">const_cast</text:span><text:span text:style-name="T16">&lt;</text:span><text:span text:style-name="T24">const</text:span><text:span text:style-name="T16"> </text:span><text:span text:style-name="T17">E1</text:span><text:span text:style-name="T16">*&gt;(&amp;X1), </text:span><text:span text:style-name="T24">const_cast</text:span><text:span text:style-name="T16">&lt;</text:span><text:span text:style-name="T24">const</text:span><text:span text:style-name="T16"> </text:span><text:span text:style-name="T17">E2</text:span><text:span text:style-name="T16">*&gt;(&amp;X2), </text:span><text:span text:style-name="T24">const_cast</text:span><text:span text:style-name="T16">&lt;</text:span><text:span text:style-name="T24">const</text:span><text:span text:style-name="T16"> </text:span><text:span text:style-name="T17">E3</text:span><text:span text:style-name="T16">*&gt;(&amp;X3)</text:span></text:p>
            <text:p><text:span text:style-name="T16"/></text:p>
            <text:p><text:span text:style-name="T25">f</text:span><text:span text:style-name="T26">(</text:span><text:span text:style-name="T25">h</text:span><text:span text:style-name="T26">(args...) + args...);</text:span><text:span text:style-name="T14"> </text:span><text:span text:style-name="T15">//</text:span><text:span text:style-name="T16"> </text:span><text:span text:style-name="T17">f</text:span><text:span text:style-name="T16">(</text:span><text:span text:style-name="T17">h</text:span><text:span text:style-name="T16">(</text:span><text:span text:style-name="T17">E1</text:span><text:span text:style-name="T16">,</text:span><text:span text:style-name="T17">E2</text:span><text:span text:style-name="T16">,</text:span><text:span text:style-name="T17">E3</text:span><text:span text:style-name="T16">) + </text:span><text:span text:style-name="T17">E1</text:span><text:span text:style-name="T16">, </text:span><text:span text:style-name="T17">h</text:span><text:span text:style-name="T16">(</text:span><text:span text:style-name="T17">E1</text:span><text:span text:style-name="T16">,</text:span><text:span text:style-name="T17">E2</text:span><text:span text:style-name="T16">,</text:span><text:span text:style-name="T17">E3</text:span><text:span text:style-name="T16">) + </text:span><text:span text:style-name="T17">E2</text:span><text:span text:style-name="T16">, </text:span><text:span text:style-name="T17">h</text:span><text:span text:style-name="T16">(</text:span><text:span text:style-name="T17">E1</text:span><text:span text:style-name="T16">,</text:span><text:span text:style-name="T17">E2</text:span><text:span text:style-name="T16">,</text:span><text:span text:style-name="T17">E3</text:span><text:span text:style-name="T16">) + </text:span><text:span text:style-name="T17">E3</text:span><text:span text:style-name="T16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9" draw:layer="layout" svg:width="25.199cm" svg:height="2.763cm" svg:x="1.4cm" svg:y="0.837cm" presentation:class="title" presentation:user-transformed="true">
          <draw:text-box>
            <text:p>sizeof...</text:p>
          </draw:text-box>
        </draw:frame>
        <draw:frame presentation:style-name="pr10" draw:layer="layout" svg:width="25.199cm" svg:height="14.329cm" svg:x="1.4cm" svg:y="3.839cm" presentation:class="subtitle" presentation:user-transformed="true">
          <draw:text-box>
            <text:p><text:span text:style-name="T27">template</text:span><text:span text:style-name="T28">&lt;</text:span><text:span text:style-name="T27">class</text:span><text:span text:style-name="T28">... </text:span><text:span text:style-name="T29">ArgTypes</text:span><text:span text:style-name="T28">&gt;</text:span></text:p>
            <text:p><text:span text:style-name="T28">std::size_t </text:span><text:span text:style-name="T29">parameter_pack_size</text:span><text:span text:style-name="T28">()</text:span></text:p>
            <text:p><text:span text:style-name="T28">{</text:span></text:p>
            <text:p><text:span text:style-name="T28"><text:s text:c="4"/></text:span><text:span text:style-name="T27">return</text:span><text:span text:style-name="T28"> </text:span><text:span text:style-name="T27">sizeof...</text:span><text:span text:style-name="T28">(</text:span><text:span text:style-name="T29">ArgTypes</text:span><text:span text:style-name="T28">);</text:span></text:p>
            <text:p><text:span text:style-name="T28">}</text:span></text:p>
            <text:p><text:span text:style-name="T28"/></text:p>
            <text:p><text:span text:style-name="T30">// Example</text:span></text:p>
            <text:p><text:span text:style-name="T28">cout</text:span></text:p>
            <text:p><text:span text:style-name="T28">&lt;&lt; </text:span><text:span text:style-name="T29">parameter_pack_size</text:span><text:span text:style-name="T28">&lt;&gt;() &lt;&lt; </text:span><text:span text:style-name="T31">'\n'</text:span><text:span text:style-name="T28"> <text:s text:c="17"/></text:span></text:p>
            <text:p><text:span text:style-name="T28">&lt;&lt; </text:span><text:span text:style-name="T29">parameter_pack_size</text:span><text:span text:style-name="T28">&lt;</text:span><text:span text:style-name="T32">int</text:span><text:span text:style-name="T28">&gt;() &lt;&lt; </text:span><text:span text:style-name="T31">'\n'</text:span><text:span text:style-name="T28"> <text:s text:c="14"/></text:span></text:p>
            <text:p><text:span text:style-name="T28">&lt;&lt; </text:span><text:span text:style-name="T29">parameter_pack_size</text:span><text:span text:style-name="T28">&lt;</text:span><text:span text:style-name="T32">char</text:span><text:span text:style-name="T28">, </text:span><text:span text:style-name="T32">int</text:span><text:span text:style-name="T28">, </text:span><text:span text:style-name="T32">double</text:span><text:span text:style-name="T28">&gt;() &lt;&lt; </text:span><text:span text:style-name="T31">'\n'</text:span><text:span text:style-name="T28">;</text:span></text:p>
            <text:p><text:span text:style-name="T28"/></text:p>
            <text:p><text:span text:style-name="T28"/></text:p>
            <text:p><text:span text:style-name="T30">// Output</text:span></text:p>
            <text:p><text:span text:style-name="T31">parameter_pack_size&lt;&gt;() <text:s text:c="27"/>: 0</text:span></text:p>
            <text:p><text:span text:style-name="T31">parameter_pack_size&lt;int&gt;() <text:s text:c="23"/>: 1</text:span></text:p>
            <text:p><text:span text:style-name="T31">parameter_pack_size&lt;char, int, double&gt;() <text:s/>: 3</text:span></text:p>
            <text:p><text:span text:style-name="T3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3">make_unique</text:span></text:p>
          </draw:text-box>
        </draw:frame>
        <draw:frame presentation:style-name="pr11" draw:layer="layout" svg:width="25.199cm" svg:height="12.278cm" svg:x="1.4cm" svg:y="4.866cm" presentation:class="subtitle" presentation:user-transformed="true">
          <draw:text-box>
            <text:p><text:span text:style-name="T33">std::make_unique only in C++14?</text:span></text:p>
            <text:p><text:span text:style-name="T7">No problem. Just roll your own using ….</text:span></text:p>
            <text:p><text:span text:style-name="T7">variadic templates – Yeah :)</text:span></text:p>
            <text:p><text:span text:style-name="T7"/></text:p>
            <text:p><text:span text:style-name="T34">template</text:span><text:span text:style-name="T14">&lt;</text:span><text:span text:style-name="T34">class</text:span><text:span text:style-name="T14"> </text:span><text:span text:style-name="T25">T</text:span><text:span text:style-name="T14">, </text:span><text:span text:style-name="T34">class</text:span><text:span text:style-name="T14">... </text:span><text:span text:style-name="T25">ArgTypes</text:span><text:span text:style-name="T14">&gt;</text:span></text:p>
            <text:p><text:span text:style-name="T14">std::unique_ptr&lt;</text:span><text:span text:style-name="T25">T</text:span><text:span text:style-name="T14">&gt; </text:span><text:span text:style-name="T25">make_unique</text:span><text:span text:style-name="T14">(</text:span><text:span text:style-name="T25">ArgTypes</text:span><text:span text:style-name="T14">&amp;&amp;... args)</text:span></text:p>
            <text:p><text:span text:style-name="T14">{</text:span></text:p>
            <text:p><text:span text:style-name="T14"><text:s text:c="4"/></text:span><text:span text:style-name="T34">return</text:span><text:span text:style-name="T14"> </text:span><text:span text:style-name="T26">std::unique_ptr</text:span><text:span text:style-name="T14">&lt;</text:span><text:span text:style-name="T25">T</text:span><text:span text:style-name="T14">&gt;(</text:span><text:span text:style-name="T34">new</text:span><text:span text:style-name="T14"> T(std::forward&lt;</text:span><text:span text:style-name="T25">ArgTypes</text:span><text:span text:style-name="T14">&gt;(args)...));</text:span></text:p>
            <text:p><text:span text:style-name="T14">}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2" draw:layer="layout" svg:width="25.199cm" svg:height="18.229cm" svg:x="1.4cm" svg:y="0.986cm" presentation:class="subtitle" presentation:user-transformed="true">
          <draw:text-box>
            <text:p><text:span text:style-name="T35">// Example</text:span></text:p>
            <text:p><text:span text:style-name="T25">TestMe</text:span><text:span text:style-name="T14"> me3 (3, "three");</text:span></text:p>
            <text:p><text:span text:style-name="T34">auto</text:span><text:span text:style-name="T14"> test_us_3 = </text:span><text:span text:style-name="T25">make_unique</text:span><text:span text:style-name="T14">&lt;</text:span><text:span text:style-name="T25">TestUs</text:span><text:span text:style-name="T14">&gt;(3.5f, </text:span><text:span text:style-name="T25">std::move</text:span><text:span text:style-name="T14">(me3));</text:span></text:p>
            <text:p><text:span text:style-name="T14"/></text:p>
            <text:p><text:span text:style-name="T36">// Output</text:span></text:p>
            <text:p><text:span text:style-name="T37">Constructor TestMe(int, string): (i, name) : (3 , 'three')</text:span></text:p>
            <text:p><text:span text:style-name="T37">MOVE Constructor TestMe(int): (i, name) : (3 , 'three')</text:span></text:p>
            <text:p><text:span text:style-name="T37">Constructor TestUs(float, TestMe&amp;&amp;): (f, i, name) : (3.5, 3 , 'three')</text:span></text:p>
            <text:p><text:span text:style-name="T37">Destructor TestUs: (f, i, name) : (3.5, 3 , 'three')</text:span></text:p>
            <text:p><text:span text:style-name="T37">Destructor TestMe: (i, name) : (3 , 'three')</text:span></text:p>
            <text:p><text:span text:style-name="T37">Destructor TestMe: (i, name) : (3 , '')</text:span></text:p>
            <text:p><text:span text:style-name="T37"/></text:p>
            <text:p><text:span text:style-name="T36">// return std::unique_ptr&lt;T&gt;(new T(args...));</text:span></text:p>
            <text:p><text:span text:style-name="T37">Constructor TestMe(int, string): (i, name) : (3 , 'three')</text:span></text:p>
            <text:p><text:span text:style-name="T37">MOVE Constructor TestMe(int): (i, name) : (3 , 'three')</text:span></text:p>
            <text:p><text:span text:style-name="T37">COPY Constructor TestMe(int): (i, name) : (3 , 'three')</text:span></text:p>
            <text:p><text:span text:style-name="T37">Constructor TestUs(float, TestMe): (f, i, name) : (3.5, 3 , 'three')</text:span></text:p>
            <text:p><text:span text:style-name="T37">Destructor TestMe: (i, name) : (3 , 'three')</text:span></text:p>
            <text:p><text:span text:style-name="T37">Destructor TestUs: (f, i, name) : (3.5, 3 , 'three')</text:span></text:p>
            <text:p><text:span text:style-name="T37">Destructor TestMe: (i, name) : (3 , 'three')</text:span></text:p>
            <text:p><text:span text:style-name="T37">Destructor TestMe: (i, name) : (3 , '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place_back</text:p>
          </draw:text-box>
        </draw:frame>
        <draw:frame presentation:style-name="pr13" draw:text-style-name="P6" draw:layer="layout" svg:width="25.199cm" svg:height="12.179cm" svg:x="1.4cm" svg:y="4.914cm" presentation:class="subtitle" presentation:user-transformed="true">
          <draw:text-box>
            <text:p><text:span text:style-name="T32">template</text:span><text:span text:style-name="T28">&lt;</text:span><text:span text:style-name="T32">class</text:span><text:span text:style-name="T28"> </text:span><text:span text:style-name="T29">T</text:span><text:span text:style-name="T28">&gt;</text:span></text:p>
            <text:p><text:span text:style-name="T32">class</text:span><text:span text:style-name="T28"> </text:span><text:span text:style-name="T29">MyVector</text:span><text:span text:style-name="T28"> {</text:span></text:p>
            <text:p><text:span text:style-name="T32">public</text:span><text:span text:style-name="T28">:</text:span></text:p>
            <text:p><text:span text:style-name="T28"><text:s text:c="4"/></text:span><text:span text:style-name="T32">void</text:span><text:span text:style-name="T28"> </text:span><text:span text:style-name="T29">push_back</text:span><text:span text:style-name="T28">(</text:span><text:span text:style-name="T32">const</text:span><text:span text:style-name="T28"> </text:span><text:span text:style-name="T29">T</text:span><text:span text:style-name="T28">&amp; data) {</text:span></text:p>
            <text:p><text:span text:style-name="T28"><text:s text:c="8"/></text:span><text:span text:style-name="T32">char</text:span><text:span text:style-name="T28">* buffer = (</text:span><text:span text:style-name="T32">char</text:span><text:span text:style-name="T28">*)m_pData + ++m_currentSize*</text:span><text:span text:style-name="T32">sizeof</text:span><text:span text:style-name="T28">(</text:span><text:span text:style-name="T29">T</text:span><text:span text:style-name="T28">);</text:span></text:p>
            <text:p><text:span text:style-name="T28"><text:s text:c="8"/></text:span><text:span text:style-name="T32">new</text:span><text:span text:style-name="T28">(buffer) </text:span><text:span text:style-name="T29">T</text:span><text:span text:style-name="T28">(data);</text:span></text:p>
            <text:p><text:span text:style-name="T28"><text:s text:c="4"/></text:span><text:span text:style-name="T28">}</text:span></text:p>
            <text:p><text:span text:style-name="T28"><text:s text:c="4"/></text:span></text:p>
            <text:p><text:span text:style-name="T28"><text:s text:c="4"/></text:span><text:span text:style-name="T32">template</text:span><text:span text:style-name="T28"> &lt;</text:span><text:span text:style-name="T32">class</text:span><text:span text:style-name="T28">... </text:span><text:span text:style-name="T29">ArgTypes</text:span><text:span text:style-name="T28">&gt;</text:span></text:p>
            <text:p><text:span text:style-name="T28"><text:s text:c="4"/></text:span><text:span text:style-name="T32">void</text:span><text:span text:style-name="T28"> </text:span><text:span text:style-name="T29">emplace_back</text:span><text:span text:style-name="T28">(</text:span><text:span text:style-name="T29">ArgTypes</text:span><text:span text:style-name="T28">&amp;&amp;... args) {</text:span></text:p>
            <text:p><text:span text:style-name="T28"><text:s text:c="8"/></text:span><text:span text:style-name="T32">char</text:span><text:span text:style-name="T28">* buffer = (</text:span><text:span text:style-name="T32">char</text:span><text:span text:style-name="T28">*)m_pData + ++m_currentSize*</text:span><text:span text:style-name="T32">sizeof</text:span><text:span text:style-name="T28">(</text:span><text:span text:style-name="T29">T</text:span><text:span text:style-name="T28">);</text:span></text:p>
            <text:p><text:span text:style-name="T28"><text:s text:c="8"/></text:span><text:span text:style-name="T32">new</text:span><text:span text:style-name="T28">(buffer) </text:span><text:span text:style-name="T29">T</text:span><text:span text:style-name="T28">(</text:span><text:span text:style-name="T29">std::forward</text:span><text:span text:style-name="T28">&lt;</text:span><text:span text:style-name="T29">ArgTypes</text:span><text:span text:style-name="T28">&gt;(args)...);</text:span></text:p>
            <text:p><text:span text:style-name="T28"><text:s text:c="4"/></text:span><text:span text:style-name="T28">}</text:span></text:p>
            <text:p><text:span text:style-name="T28">};</text:span></text:p>
            <text:p><text:span text:style-name="T3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4" draw:text-style-name="P7" draw:layer="layout" svg:width="25.199cm" svg:height="19.8cm" svg:x="1.4cm" svg:y="0.6cm" presentation:class="subtitle" presentation:user-transformed="true">
          <draw:text-box>
            <text:p><text:span text:style-name="T38">// Example</text:span></text:p>
            <text:p><text:span text:style-name="T39">MyVector</text:span><text:span text:style-name="T40">&lt;</text:span><text:span text:style-name="T39">TestMe</text:span><text:span text:style-name="T40">&gt; v(5);</text:span></text:p>
            <text:p><text:span text:style-name="T39">TestMe</text:span><text:span text:style-name="T40"> m0(0, </text:span><text:span text:style-name="T41">"zero"</text:span><text:span text:style-name="T40">);</text:span></text:p>
            <text:p><text:span text:style-name="T40">v.</text:span><text:span text:style-name="T39">push_back</text:span><text:span text:style-name="T40">(m0);</text:span></text:p>
            <text:p><text:span text:style-name="T40">v.</text:span><text:span text:style-name="T39">push_back</text:span><text:span text:style-name="T40">(TestMe(1, </text:span><text:span text:style-name="T41">"one"</text:span><text:span text:style-name="T40">));</text:span></text:p>
            <text:p><text:span text:style-name="T40">v.</text:span><text:span text:style-name="T39">emplace_back</text:span><text:span text:style-name="T40">(2, </text:span><text:span text:style-name="T41">"two"</text:span><text:span text:style-name="T40">);</text:span></text:p>
            <text:p><text:span text:style-name="T40">v.</text:span><text:span text:style-name="T39">display_vector</text:span><text:span text:style-name="T40">();</text:span></text:p>
            <text:p><text:span text:style-name="T38"/></text:p>
            <text:p><text:span text:style-name="T38">// Output</text:span></text:p>
            <text:p><text:span text:style-name="T41">Constructor TestMe(int, string): (i, name) : (0 , 'zero')</text:span></text:p>
            <text:p><text:span text:style-name="T41">COPY Constructor TestMe(int): (i, name) : (0 , 'zero')</text:span></text:p>
            <text:p><text:span text:style-name="T41">Constructor TestMe(int, string): (i, name) : (1 , 'one')</text:span></text:p>
            <text:p><text:span text:style-name="T41">MOVE Constructor TestMe(int): (i, name) : (1 , 'one')</text:span></text:p>
            <text:p><text:span text:style-name="T41">Destructor TestMe: (i, name) : (1 , '')</text:span></text:p>
            <text:p><text:span text:style-name="T41">Constructor TestMe(int, string): (i, name) : (2 , 'two')</text:span></text:p>
            <text:p><text:span text:style-name="T41">display_vector, size: 3</text:span></text:p>
            <text:p><text:span text:style-name="T41">[0] (i, name): (0 , 'zero')</text:span></text:p>
            <text:p><text:span text:style-name="T41">[1] (i, name): (1 , 'one')</text:span></text:p>
            <text:p><text:span text:style-name="T41">[2] (i, name): (2 , 'two')</text:span></text:p>
            <text:p><text:span text:style-name="T41"/></text:p>
            <text:p><text:span text:style-name="T41">Destructor TestMe: (i, name) : (0 , 'zero')</text:span></text:p>
            <text:p><text:span text:style-name="T41">~MyVector, size: 2</text:span></text:p>
            <text:p><text:span text:style-name="T41">Destructor TestMe: (i, name) : (2 , 'two')</text:span></text:p>
            <text:p><text:span text:style-name="T41">Destructor TestMe: (i, name) : (1 , 'one')</text:span></text:p>
            <text:p><text:span text:style-name="T41">Destructor TestMe: (i, name) : (0 , 'zero'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presentation:style-name="pr15" draw:text-style-name="P5" draw:layer="layout" svg:width="25.199cm" svg:height="1.563cm" svg:x="1.4cm" svg:y="0.837cm" presentation:class="title" presentation:user-transformed="true">
          <draw:text-box>
            <text:p><text:span text:style-name="T11">Just for the curious …</text:span></text:p>
          </draw:text-box>
        </draw:frame>
        <draw:frame presentation:style-name="pr16" draw:text-style-name="P6" draw:layer="layout" svg:width="25.199cm" svg:height="15.125cm" svg:x="1.4cm" svg:y="3.6cm" presentation:class="subtitle" presentation:user-transformed="true">
          <draw:text-box>
            <text:p><text:span text:style-name="T28"><text:s text:c="4"/></text:span><text:span text:style-name="T29">MyVector</text:span><text:span text:style-name="T28">(</text:span><text:span text:style-name="T32">int</text:span><text:span text:style-name="T28"> nMaxElements)</text:span></text:p>
            <text:p><text:span text:style-name="T28"><text:s text:c="8"/></text:span><text:span text:style-name="T28">: m_pData( </text:span><text:span text:style-name="T29">malloc</text:span><text:span text:style-name="T28">(nMaxElements*sizeof(</text:span><text:span text:style-name="T29">T</text:span><text:span text:style-name="T28">)) )</text:span></text:p>
            <text:p><text:span text:style-name="T28"><text:s text:c="4"/></text:span><text:span text:style-name="T28">{}</text:span></text:p>
            <text:p><text:span text:style-name="T28"/></text:p>
            <text:p><text:span text:style-name="T28"><text:s text:c="4"/></text:span><text:span text:style-name="T29">~MyVector</text:span><text:span text:style-name="T28">()</text:span></text:p>
            <text:p><text:span text:style-name="T28"><text:s text:c="4"/></text:span><text:span text:style-name="T28">{</text:span></text:p>
            <text:p><text:span text:style-name="T28"><text:s text:c="8"/></text:span><text:span text:style-name="T32">for</text:span><text:span text:style-name="T28"> ( </text:span><text:span text:style-name="T32">int</text:span><text:span text:style-name="T28"> i = </text:span><text:span text:style-name="T29">size</text:span><text:span text:style-name="T28">()-1; i &gt;= 0; --i) {</text:span></text:p>
            <text:p><text:span text:style-name="T28"><text:s text:c="12"/></text:span><text:span text:style-name="T32">char</text:span><text:span text:style-name="T28">* buffer = (</text:span><text:span text:style-name="T32">char</text:span><text:span text:style-name="T28">*)m_pData + i*sizeof(</text:span><text:span text:style-name="T29">T</text:span><text:span text:style-name="T28">);</text:span></text:p>
            <text:p><text:span text:style-name="T28"><text:s text:c="12"/></text:span><text:span text:style-name="T29">T</text:span><text:span text:style-name="T28">* e = </text:span><text:span text:style-name="T32">reinterpret_cast</text:span><text:span text:style-name="T28">&lt;</text:span><text:span text:style-name="T29">T</text:span><text:span text:style-name="T28">*&gt;(buffer);</text:span></text:p>
            <text:p><text:span text:style-name="T28"><text:s text:c="12"/></text:span><text:span text:style-name="T28">e-&gt;~</text:span><text:span text:style-name="T29">T</text:span><text:span text:style-name="T28">();</text:span></text:p>
            <text:p><text:span text:style-name="T28"><text:s text:c="8"/></text:span><text:span text:style-name="T28">}</text:span></text:p>
            <text:p><text:span text:style-name="T28"><text:s text:c="8"/></text:span><text:span text:style-name="T29">free</text:span><text:span text:style-name="T28"> (m_pData);</text:span></text:p>
            <text:p><text:span text:style-name="T28"><text:s text:c="4"/></text:span><text:span text:style-name="T28">}</text:span></text:p>
            <text:p><text:span text:style-name="T28"/></text:p>
            <text:p><text:span text:style-name="T28"><text:s text:c="4"/></text:span><text:span text:style-name="T32">void</text:span><text:span text:style-name="T28"> </text:span><text:span text:style-name="T29">push_back</text:span><text:span text:style-name="T28">(</text:span><text:span text:style-name="T29">T</text:span><text:span text:style-name="T28">&amp;&amp; data) {</text:span></text:p>
            <text:p><text:span text:style-name="T28"><text:s text:c="8"/></text:span><text:span text:style-name="T32">char</text:span><text:span text:style-name="T28">* buffer = (</text:span><text:span text:style-name="T32">char</text:span><text:span text:style-name="T28">*)m_pData + ++m_currentSize*</text:span><text:span text:style-name="T32">sizeof</text:span><text:span text:style-name="T28">(</text:span><text:span text:style-name="T29">T</text:span><text:span text:style-name="T28">);</text:span></text:p>
            <text:p><text:span text:style-name="T28"><text:s text:c="8"/></text:span><text:span text:style-name="T32">new</text:span><text:span text:style-name="T28">(buffer) </text:span><text:span text:style-name="T29">T</text:span><text:span text:style-name="T28">(</text:span><text:span text:style-name="T29">std::move</text:span><text:span text:style-name="T28">(data));</text:span></text:p>
            <text:p><text:span text:style-name="T28"><text:s text:c="4"/></text:span><text:span text:style-name="T28">}</text:span></text:p>
            <text:p><text:span text:style-name="T2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frame presentation:style-name="pr17" draw:layer="layout" svg:width="25.199cm" svg:height="3.163cm" svg:x="1.4cm" svg:y="0.837cm" presentation:class="title" presentation:user-transformed="true">
          <draw:text-box>
            <text:p>Unpacking parameters</text:p>
          </draw:text-box>
        </draw:frame>
        <draw:frame presentation:style-name="pr13" draw:layer="layout" svg:width="25.199cm" svg:height="12.179cm" svg:x="1.4cm" svg:y="4.914cm" presentation:class="subtitle" presentation:user-transformed="true">
          <draw:text-box>
            <text:p><text:span text:style-name="T36">// Overloaded process function</text:span></text:p>
            <text:p><text:span text:style-name="T14"/></text:p>
            <text:p><text:span text:style-name="T42">void</text:span><text:span text:style-name="T14"> </text:span><text:span text:style-name="T25">process</text:span><text:span text:style-name="T14">(</text:span><text:span text:style-name="T42">int</text:span><text:span text:style-name="T14"> i) {</text:span></text:p>
            <text:p><text:span text:style-name="T14"><text:s text:c="4"/></text:span><text:span text:style-name="T14">std::cout &lt;&lt; </text:span><text:span text:style-name="T37">"process(int): "</text:span><text:span text:style-name="T14"> &lt;&lt; i &lt;&lt; std::endl;</text:span></text:p>
            <text:p><text:span text:style-name="T14">}</text:span></text:p>
            <text:p><text:span text:style-name="T14"/></text:p>
            <text:p><text:span text:style-name="T42">void</text:span><text:span text:style-name="T14"> </text:span><text:span text:style-name="T25">process</text:span><text:span text:style-name="T14">(</text:span><text:span text:style-name="T42">float</text:span><text:span text:style-name="T14"> f){</text:span></text:p>
            <text:p><text:span text:style-name="T14"><text:s text:c="4"/></text:span><text:span text:style-name="T14">std::cout &lt;&lt; </text:span><text:span text:style-name="T37">"process(float): "</text:span><text:span text:style-name="T14"> &lt;&lt; f &lt;&lt; std::endl;</text:span></text:p>
            <text:p><text:span text:style-name="T14">}</text:span></text:p>
            <text:p><text:span text:style-name="T14"/></text:p>
            <text:p><text:span text:style-name="T42">void</text:span><text:span text:style-name="T14"> </text:span><text:span text:style-name="T25">process</text:span><text:span text:style-name="T14">(</text:span><text:span text:style-name="T42">const</text:span><text:span text:style-name="T14"> std::string&amp; s){</text:span></text:p>
            <text:p><text:span text:style-name="T14"><text:s text:c="4"/></text:span><text:span text:style-name="T14">std::cout &lt;&lt; </text:span><text:span text:style-name="T37">"process(string): </text:span><text:span text:style-name="T43">'</text:span><text:span text:style-name="T37">"</text:span><text:span text:style-name="T14"> &lt;&lt; s &lt;&lt; </text:span><text:span text:style-name="T37">"</text:span><text:span text:style-name="T43">'</text:span><text:span text:style-name="T37">"</text:span><text:span text:style-name="T14"> &lt;&lt; std::endl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frame presentation:style-name="pr18" draw:layer="layout" svg:width="25.199cm" svg:height="20cm" svg:x="1.4cm" svg:y="0.4cm" presentation:class="subtitle" presentation:user-transformed="true">
          <draw:text-box>
            <text:p><text:span text:style-name="T42">template</text:span><text:span text:style-name="T14">&lt;</text:span><text:span text:style-name="T42">typename</text:span><text:span text:style-name="T14"> </text:span><text:span text:style-name="T25">T</text:span><text:span text:style-name="T14">&gt;</text:span></text:p>
            <text:p><text:span text:style-name="T42">inline</text:span><text:span text:style-name="T14"> </text:span><text:span text:style-name="T42">void</text:span><text:span text:style-name="T14"> </text:span><text:span text:style-name="T25">process_all</text:span><text:span text:style-name="T14">(</text:span><text:span text:style-name="T25">T</text:span><text:span text:style-name="T14"> value) </text:span><text:span text:style-name="T36">// base function</text:span></text:p>
            <text:p><text:span text:style-name="T14">{</text:span></text:p>
            <text:p><text:span text:style-name="T14"><text:s text:c="4"/></text:span><text:span text:style-name="T14">std::cout &lt;&lt; </text:span><text:span text:style-name="T37">"base_process: "</text:span><text:span text:style-name="T14">;</text:span></text:p>
            <text:p><text:span text:style-name="T14"><text:s text:c="4"/></text:span><text:span text:style-name="T25">process</text:span><text:span text:style-name="T14">(value);</text:span></text:p>
            <text:p><text:span text:style-name="T14">}</text:span></text:p>
            <text:p><text:span text:style-name="T14"/></text:p>
            <text:p><text:span text:style-name="T42">template</text:span><text:span text:style-name="T14">&lt;</text:span><text:span text:style-name="T42">typename</text:span><text:span text:style-name="T14"> </text:span><text:span text:style-name="T25">T</text:span><text:span text:style-name="T14">, </text:span><text:span text:style-name="T42">typename</text:span><text:span text:style-name="T14">... </text:span><text:span text:style-name="T25">ArgTypes</text:span><text:span text:style-name="T14">&gt;</text:span></text:p>
            <text:p><text:span text:style-name="T42">inline</text:span><text:span text:style-name="T14"> </text:span><text:span text:style-name="T42">void</text:span><text:span text:style-name="T14"> </text:span><text:span text:style-name="T25">process_all</text:span><text:span text:style-name="T14">(</text:span><text:span text:style-name="T25">T</text:span><text:span text:style-name="T14"> value, </text:span><text:span text:style-name="T25">ArgTypes</text:span><text:span text:style-name="T14">... args) </text:span><text:span text:style-name="T44">// recursive variadic function</text:span></text:p>
            <text:p><text:span text:style-name="T14">{</text:span></text:p>
            <text:p><text:span text:style-name="T14"><text:s text:c="4"/></text:span><text:span text:style-name="T14">std::cout &lt;&lt; </text:span><text:span text:style-name="T37">"main_process: "</text:span><text:span text:style-name="T14">;</text:span></text:p>
            <text:p><text:span text:style-name="T14"><text:s text:c="4"/></text:span><text:span text:style-name="T25">process</text:span><text:span text:style-name="T14">(value);</text:span></text:p>
            <text:p><text:span text:style-name="T14"><text:s text:c="4"/></text:span><text:span text:style-name="T25">process_all</text:span><text:span text:style-name="T14">(args...); </text:span><text:span text:style-name="T36">// "recursive" call</text:span></text:p>
            <text:p><text:span text:style-name="T14">}</text:span></text:p>
            <text:p><text:span text:style-name="T14"/></text:p>
            <text:p><text:span text:style-name="T36">// Example</text:span></text:p>
            <text:p><text:span text:style-name="T25">process_all</text:span><text:span text:style-name="T14">(1, std::string(</text:span><text:span text:style-name="T37">"d"</text:span><text:span text:style-name="T14">), 2.5f);</text:span></text:p>
            <text:p><text:span text:style-name="T36"/></text:p>
            <text:p><text:span text:style-name="T36">// Output</text:span></text:p>
            <text:p><text:span text:style-name="T37">main_process: process(int) <text:s text:c="5"/>: 1</text:span></text:p>
            <text:p><text:span text:style-name="T37">main_process: process(string) : 'd'</text:span></text:p>
            <text:p><text:span text:style-name="T37">base_process: process(float) <text:s text:c="2"/>: 2.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frame presentation:style-name="pr19" draw:layer="layout" svg:width="25.199cm" svg:height="1.963cm" svg:x="1.4cm" svg:y="0.837cm" presentation:class="title" presentation:user-transformed="true">
          <draw:text-box>
            <text:p>tprintf</text:p>
          </draw:text-box>
        </draw:frame>
        <draw:frame presentation:style-name="pr20" draw:text-style-name="P8" draw:layer="layout" svg:width="25.199cm" svg:height="17.4cm" svg:x="1.4cm" svg:y="2.8cm" presentation:class="subtitle" presentation:user-transformed="true">
          <draw:text-box>
            <text:p><text:span text:style-name="T45">inline void</text:span><text:span text:style-name="T46"> </text:span><text:span text:style-name="T47">tprintf</text:span><text:span text:style-name="T46">(</text:span><text:span text:style-name="T45">const char</text:span><text:span text:style-name="T46">* format) { </text:span><text:span text:style-name="T48">// base function</text:span></text:p>
            <text:p><text:span text:style-name="T46"><text:s text:c="4"/></text:span><text:span text:style-name="T46">std::cout &lt;&lt; format;</text:span></text:p>
            <text:p><text:span text:style-name="T46">}</text:span></text:p>
            <text:p><text:span text:style-name="T46"/></text:p>
            <text:p><text:span text:style-name="T45">template</text:span><text:span text:style-name="T46">&lt;</text:span><text:span text:style-name="T45">typename</text:span><text:span text:style-name="T46"> </text:span><text:span text:style-name="T47">T</text:span><text:span text:style-name="T46">, </text:span><text:span text:style-name="T45">typename</text:span><text:span text:style-name="T46">... </text:span><text:span text:style-name="T47">ArgTypes</text:span><text:span text:style-name="T46">&gt;</text:span></text:p>
            <text:p><text:span text:style-name="T45">inline void</text:span><text:span text:style-name="T46"> </text:span><text:span text:style-name="T47">tprintf</text:span><text:span text:style-name="T46">(</text:span><text:span text:style-name="T45">const char</text:span><text:span text:style-name="T46">* format, </text:span><text:span text:style-name="T47">T</text:span><text:span text:style-name="T46"> value, </text:span><text:span text:style-name="T47">ArgTypes</text:span><text:span text:style-name="T46">... args) {</text:span></text:p>
            <text:p><text:span text:style-name="T46"><text:s text:c="4"/></text:span><text:span text:style-name="T45">for </text:span><text:span text:style-name="T46">( ; *format != </text:span><text:span text:style-name="T49">'\0'</text:span><text:span text:style-name="T46">; format++ ) {</text:span></text:p>
            <text:p><text:span text:style-name="T46"><text:s text:c="8"/></text:span><text:span text:style-name="T45">if</text:span><text:span text:style-name="T46"> ( *format == </text:span><text:span text:style-name="T49">'%' </text:span><text:span text:style-name="T46">) {</text:span></text:p>
            <text:p><text:span text:style-name="T46"><text:s text:c="11"/></text:span><text:span text:style-name="T46">std::cout &lt;&lt; value;</text:span></text:p>
            <text:p><text:span text:style-name="T46"><text:s text:c="11"/></text:span><text:span text:style-name="T47">tprintf</text:span><text:span text:style-name="T46">(format+1, args...); </text:span><text:span text:style-name="T48">// "recursive" call</text:span></text:p>
            <text:p><text:span text:style-name="T46"><text:s text:c="11"/></text:span><text:span text:style-name="T45">return</text:span><text:span text:style-name="T46">;</text:span></text:p>
            <text:p><text:span text:style-name="T46"><text:s text:c="8"/></text:span><text:span text:style-name="T46">}</text:span></text:p>
            <text:p><text:span text:style-name="T46"><text:s text:c="8"/></text:span><text:span text:style-name="T46">std::cout &lt;&lt; *format;</text:span></text:p>
            <text:p><text:span text:style-name="T46"><text:s text:c="4"/></text:span><text:span text:style-name="T46">}</text:span></text:p>
            <text:p><text:span text:style-name="T46">}</text:span></text:p>
            <text:p><text:span text:style-name="T46"/></text:p>
            <text:p><text:span text:style-name="T48">// Example</text:span></text:p>
            <text:p><text:span text:style-name="T47">tprintf</text:span><text:span text:style-name="T46">(</text:span><text:span text:style-name="T50">"% world% %\n"</text:span><text:span text:style-name="T46">,</text:span><text:span text:style-name="T50">"Hello"</text:span><text:span text:style-name="T46">,</text:span><text:span text:style-name="T50">'!'</text:span><text:span text:style-name="T46">,123);</text:span></text:p>
            <text:p><text:span text:style-name="T48">// Output</text:span></text:p>
            <text:p><text:span text:style-name="T50">Hello world! 12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frame presentation:style-name="pr21" draw:text-style-name="P9" draw:layer="layout" svg:width="25.199cm" svg:height="1.363cm" svg:x="1.4cm" svg:y="0.837cm" presentation:class="title" presentation:user-transformed="true">
          <draw:text-box>
            <text:p><text:span text:style-name="T51">Delegate</text:span></text:p>
          </draw:text-box>
        </draw:frame>
        <draw:frame presentation:style-name="pr22" draw:text-style-name="P7" draw:layer="layout" svg:width="25.199cm" svg:height="18.213cm" svg:x="1.4cm" svg:y="2.387cm" presentation:class="subtitle" presentation:user-transformed="true">
          <draw:text-box>
            <text:p><text:span text:style-name="T52">template</text:span><text:span text:style-name="T53"> &lt;</text:span><text:span text:style-name="T52">typename</text:span><text:span text:style-name="T53"> </text:span><text:span text:style-name="T54">RetType</text:span><text:span text:style-name="T53">, </text:span><text:span text:style-name="T52">class</text:span><text:span text:style-name="T53">... </text:span><text:span text:style-name="T54">ArgTypes</text:span><text:span text:style-name="T53">&gt;</text:span></text:p>
            <text:p><text:span text:style-name="T52">class</text:span><text:span text:style-name="T53"> </text:span><text:span text:style-name="T54">Delegate</text:span><text:span text:style-name="T53"> {</text:span></text:p>
            <text:p><text:span text:style-name="T52">public</text:span><text:span text:style-name="T53">:</text:span></text:p>
            <text:p><text:span text:style-name="T53"><text:s text:c="4"/></text:span><text:span text:style-name="T52">typedef</text:span><text:span text:style-name="T53"> </text:span><text:span text:style-name="T54">RetType</text:span><text:span text:style-name="T53"> </text:span><text:span text:style-name="T54">return_type_t</text:span><text:span text:style-name="T53">;</text:span></text:p>
            <text:p><text:span text:style-name="T53"><text:s text:c="4"/></text:span><text:span text:style-name="T52">typedef</text:span><text:span text:style-name="T53"> </text:span><text:span text:style-name="T54">return_type_t</text:span><text:span text:style-name="T53"> (*</text:span><text:span text:style-name="T54">StaticFunT</text:span><text:span text:style-name="T53">)(</text:span><text:span text:style-name="T54">ArgTypes</text:span><text:span text:style-name="T53">...);</text:span></text:p>
            <text:p><text:span text:style-name="T53"><text:s text:c="4"/></text:span><text:span text:style-name="T52">class</text:span><text:span text:style-name="T53"> </text:span><text:span text:style-name="T54">GenericClass</text:span><text:span text:style-name="T53">;</text:span></text:p>
            <text:p><text:span text:style-name="T53"><text:s text:c="4"/></text:span><text:span text:style-name="T52">typedef</text:span><text:span text:style-name="T53"> </text:span><text:span text:style-name="T54">return_type_t </text:span><text:span text:style-name="T53">(</text:span><text:span text:style-name="T54">GenericClass</text:span><text:span text:style-name="T53">::* </text:span><text:span text:style-name="T54">GenericClassMemberFunction</text:span><text:span text:style-name="T53">)(</text:span><text:span text:style-name="T54">ArgTypes</text:span><text:span text:style-name="T53">...);</text:span></text:p>
            <text:p><text:span text:style-name="T53"/></text:p>
            <text:p><text:span text:style-name="T53"><text:s text:c="4"/></text:span><text:span text:style-name="T52">void</text:span><text:span text:style-name="T53"> </text:span><text:span text:style-name="T54">addCallback</text:span><text:span text:style-name="T53">(</text:span><text:span text:style-name="T54">StaticFunT</text:span><text:span text:style-name="T53"> fun) { m_fun = fun; }</text:span></text:p>
            <text:p><text:span text:style-name="T53"/></text:p>
            <text:p><text:span text:style-name="T53"><text:s text:c="4"/></text:span><text:span text:style-name="T54">return_type_t</text:span><text:span text:style-name="T53"> </text:span><text:span text:style-name="T54">invoke</text:span><text:span text:style-name="T53">(</text:span><text:span text:style-name="T54">ArgTypes</text:span><text:span text:style-name="T53">... args) {</text:span></text:p>
            <text:p><text:span text:style-name="T53"><text:s text:c="8"/></text:span><text:span text:style-name="T52">if</text:span><text:span text:style-name="T53"> (m_fun) </text:span><text:span text:style-name="T52">return</text:span><text:span text:style-name="T53"> m_fun(args...);</text:span></text:p>
            <text:p><text:span text:style-name="T53"><text:s text:c="8"/></text:span><text:span text:style-name="T52">else return</text:span><text:span text:style-name="T53"> </text:span><text:span text:style-name="T54">invokeMemberFun</text:span><text:span text:style-name="T53">(args...);</text:span></text:p>
            <text:p><text:span text:style-name="T53"><text:s text:c="4"/></text:span><text:span text:style-name="T53">}</text:span></text:p>
            <text:p><text:span text:style-name="T53"/></text:p>
            <text:p><text:span text:style-name="T53"><text:s text:c="4"/></text:span><text:span text:style-name="T52">template</text:span><text:span text:style-name="T53"> &lt;</text:span><text:span text:style-name="T52">typename</text:span><text:span text:style-name="T53"> </text:span><text:span text:style-name="T54">ClassType</text:span><text:span text:style-name="T53">, </text:span><text:span text:style-name="T52">typename</text:span><text:span text:style-name="T53"> </text:span><text:span text:style-name="T54">ClassMemberFunctionType</text:span><text:span text:style-name="T53">&gt;</text:span></text:p>
            <text:p><text:span text:style-name="T53"><text:s text:c="4"/></text:span><text:span text:style-name="T52">void</text:span><text:span text:style-name="T53"> </text:span><text:span text:style-name="T54">addCallback</text:span><text:span text:style-name="T53">(</text:span><text:span text:style-name="T54">ClassType</text:span><text:span text:style-name="T53"> c, </text:span><text:span text:style-name="T54">ClassMemberFunctionType</text:span><text:span text:style-name="T53"> member_function ) {</text:span></text:p>
            <text:p><text:span text:style-name="T53"><text:s text:c="8"/></text:span><text:span text:style-name="T53">m_class = </text:span><text:span text:style-name="T52">reinterpret_cast</text:span><text:span text:style-name="T53">&lt;</text:span><text:span text:style-name="T54">GenericClass</text:span><text:span text:style-name="T53">*&gt;(c);</text:span></text:p>
            <text:p><text:span text:style-name="T53"><text:s text:c="8"/></text:span><text:span text:style-name="T53">m_member_function = </text:span><text:span text:style-name="T52">reinterpret_cast</text:span><text:span text:style-name="T53">&lt;</text:span><text:span text:style-name="T54">GenericClassMemberFunction</text:span><text:span text:style-name="T53">&gt;(member_function);</text:span></text:p>
            <text:p><text:span text:style-name="T53"><text:s text:c="4"/></text:span><text:span text:style-name="T53">}</text:span></text:p>
            <text:p><text:span text:style-name="T53"/></text:p>
            <text:p><text:span text:style-name="T52">private</text:span><text:span text:style-name="T53">:</text:span></text:p>
            <text:p><text:span text:style-name="T53"><text:s text:c="4"/></text:span><text:span text:style-name="T54">return_type_t</text:span><text:span text:style-name="T53"> </text:span><text:span text:style-name="T54">invokeMemberFun</text:span><text:span text:style-name="T53">(</text:span><text:span text:style-name="T54">ArgTypes</text:span><text:span text:style-name="T53">... args) {</text:span></text:p>
            <text:p><text:span text:style-name="T53"><text:s text:c="8"/></text:span><text:span text:style-name="T52">return</text:span><text:span text:style-name="T53"> (m_class-&gt;*m_member_function)(args...);</text:span></text:p>
            <text:p><text:span text:style-name="T53"><text:s text:c="4"/></text:span><text:span text:style-name="T53">}</text:span></text:p>
            <text:p><text:span text:style-name="T53">};</text:span></text:p>
            <text:p><text:span text:style-name="T4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frame presentation:style-name="pr23" draw:text-style-name="P10" draw:layer="layout" svg:width="25.199cm" svg:height="17.361cm" svg:x="1.4cm" svg:y="2.323cm" presentation:class="subtitle" presentation:user-transformed="true">
          <draw:text-box>
            <text:p><text:span text:style-name="T36">// Example</text:span></text:p>
            <text:p><text:span text:style-name="T25">Delegate</text:span><text:span text:style-name="T14">&lt;</text:span><text:span text:style-name="T42">int</text:span><text:span text:style-name="T14">, </text:span><text:span text:style-name="T42">int</text:span><text:span text:style-name="T14">, string&gt; del2;</text:span></text:p>
            <text:p><text:span text:style-name="T14"/></text:p>
            <text:p><text:span text:style-name="T14">del2.</text:span><text:span text:style-name="T25">addCallback</text:span><text:span text:style-name="T14">(&amp;someClass, &amp;SomeClass::anotherMemberFunc);</text:span></text:p>
            <text:p><text:span text:style-name="T42">int</text:span><text:span text:style-name="T14"> r1 = del2.invoke(7, </text:span><text:span text:style-name="T37">"seven"</text:span><text:span text:style-name="T14">);</text:span></text:p>
            <text:p><text:span text:style-name="T14">cout &lt;&lt; </text:span><text:span text:style-name="T37">"r1: "</text:span><text:span text:style-name="T14"> &lt;&lt; r1 &lt;&lt; endl;</text:span></text:p>
            <text:p><text:span text:style-name="T14"/></text:p>
            <text:p><text:span text:style-name="T14">del2.</text:span><text:span text:style-name="T25">addCallback</text:span><text:span text:style-name="T14">( [](</text:span><text:span text:style-name="T42">int</text:span><text:span text:style-name="T14"> i, string s) -&gt; </text:span><text:span text:style-name="T42">int</text:span><text:span text:style-name="T14"> {</text:span></text:p>
            <text:p><text:span text:style-name="T14"><text:s text:c="4"/></text:span><text:span text:style-name="T14">cout &lt;&lt; <text:s/></text:span><text:span text:style-name="T37">"Test2, i : "</text:span><text:span text:style-name="T14"> &lt;&lt; i <text:s/>&lt;&lt; </text:span><text:span text:style-name="T37">" <text:s/>s: "</text:span><text:span text:style-name="T14"> &lt;&lt; s &lt;&lt; endl;</text:span></text:p>
            <text:p><text:span text:style-name="T14"><text:s text:c="4"/></text:span><text:span text:style-name="T14">return 12;</text:span></text:p>
            <text:p><text:span text:style-name="T14">});</text:span></text:p>
            <text:p><text:span text:style-name="T14"/></text:p>
            <text:p><text:span text:style-name="T42">int</text:span><text:span text:style-name="T14"> r2 = del2.</text:span><text:span text:style-name="T25">invoke</text:span><text:span text:style-name="T14">(22, </text:span><text:span text:style-name="T37">"ged"</text:span><text:span text:style-name="T14">);</text:span></text:p>
            <text:p><text:span text:style-name="T14">cout &lt;&lt; </text:span><text:span text:style-name="T37">"r2: "</text:span><text:span text:style-name="T14"> &lt;&lt; r2 &lt;&lt; endl;</text:span></text:p>
            <text:p><text:span text:style-name="T14"/></text:p>
            <text:p><text:span text:style-name="T36">// Output</text:span></text:p>
            <text:p><text:span text:style-name="T37">anotherMemberFunc, x: 7, s: seven</text:span></text:p>
            <text:p><text:span text:style-name="T37">r1: 5</text:span></text:p>
            <text:p><text:span text:style-name="T37">Test2, i : 22 <text:s/>s: ged</text:span></text:p>
            <text:p><text:span text:style-name="T37">r2: 1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Tuple ?</text:p>
          </draw:text-box>
        </draw:frame>
        <draw:frame presentation:style-name="pr13" draw:layer="layout" svg:width="25.199cm" svg:height="12.179cm" svg:x="1.4cm" svg:y="4.914cm" presentation:class="subtitle" presentation:user-transformed="true">
          <draw:text-box>
            <text:p>Some other time. Now it's 23:00 … :(</text:p>
            <text:p>Or you can watch <text:span text:style-name="T1">Andrei Alexandrescu</text:span> in:</text:p>
            <text:p/>
            <text:p><text:span text:style-name="T1">Variadic Templates are Funadic</text:span></text:p>
            <text:p><text:span text:style-name="T55"><text:a xlink:href="http://channel9.msdn.com/Events/GoingNative/GoingNative-2012/Variadic-Templates-are-Funadic" xlink:type="simple">http://channel9.msdn.com/Events/GoingNative/GoingNative-2012/Variadic-Templates-are-Funadic</text:a></text:span></text:p>
            <text:p><text:span text:style-name="T55"/></text:p>
            <text:p><text:span text:style-name="T55"/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24" draw:text-style-name="P3" draw:layer="layout" svg:width="25.199cm" svg:height="3.506cm" svg:x="1.4cm" svg:y="0.837cm" presentation:class="title">
          <draw:text-box>
            <text:p><text:span text:style-name="T3">Recap uses of variadic templates</text:span></text:p>
          </draw:text-box>
        </draw:frame>
        <draw:frame presentation:style-name="pr5" draw:layer="layout" svg:width="25.199cm" svg:height="14.8cm" svg:x="1.4cm" svg:y="4.8cm" presentation:class="outline" presentation:user-transformed="true">
          <draw:text-box>
            <text:list text:style-name="L3">
              <text:list-item>
                <text:p>make_unique, make_shared</text:p>
              </text:list-item>
              <text:list-item>
                <text:p>Factories</text:p>
              </text:list-item>
              <text:list-item>
                <text:p>Typesafe printf and similar</text:p>
              </text:list-item>
              <text:list-item>
                <text:p>emplace_back</text:p>
              </text:list-item>
              <text:list-item>
                <text:p>Delegates</text:p>
              </text:list-item>
              <text:list-item>
                <text:p>Tuples</text:p>
              </text:list-item>
              <text:list-item>
                <text:p>Design policy classses with template template paramete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color="#ffffff" draw:textarea-vertical-align="middle" fo:min-height="12.179cm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da" fo:country="DK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2T19:48:22.316018362</meta:creation-date>
    <dc:date>2014-10-03T10:12:08.139827093</dc:date>
    <meta:editing-duration>PT2H29M51S</meta:editing-duration>
    <meta:editing-cycles>23</meta:editing-cycles>
    <meta:generator>LibreOffice/4.3.2.2$Linux_X86_64 LibreOffice_project/430m0$Build-2</meta:generator>
    <dc:creator>Martin Lütken</dc:creator>
    <meta:document-statistic meta:object-count="92"/>
  </office:meta>
</office:document-meta>
</file>